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Utils.toIntArray( String baseString , String separatorPatter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versionUtils.toDoubleArray( String baseString , String separatorPatter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